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55: "\\E0* Also dann^1, hat jeder einen.../%",</text:p>
          </table:table-cell>
          <table:table-cell table:number-columns-repeated="6"/>
          <table:table-cell office:value-type="string" calcext:value-type="string">
            <text:p>Zeilennummer 155: "\\E0* So^1, does everyone have a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3* Oh... K-Kris...^1!&amp;* Wir dachten du kommst heute nicht!/",</text:p>
          </table:table-cell>
          <table:table-cell table:number-columns-repeated="6"/>
          <table:table-cell office:value-type="string" calcext:value-type="string">
            <text:p>Zeilennummer 155: "\\E3* Oh... K-Kris...^1!&amp;* We thought you weren't coming toda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0* Wir machen diesen Monat ein Gruppenprojekt.../",</text:p>
          </table:table-cell>
          <table:table-cell table:number-columns-repeated="6"/>
          <table:table-cell office:value-type="string" calcext:value-type="string">
            <text:p>Zeilennummer 155: "\\E0* We're doing group projects this month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6* Uhhhh..^1. frag^1, nach ob jemand dein Partner sein will^1, ok?/%",</text:p>
          </table:table-cell>
          <table:table-cell table:number-columns-repeated="6"/>
          <table:table-cell office:value-type="string" calcext:value-type="string">
            <text:p>Zeilennummer 155: "\\E6* Uhhhh..^1. so^1, walk around and find a partner^1, ok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Hey^1! Was^1? Nein^1!&amp;* Das akzeptiere ich NICHT^1! STOP!!/",</text:p>
          </table:table-cell>
          <table:table-cell table:number-columns-repeated="6"/>
          <table:table-cell office:value-type="string" calcext:value-type="string">
            <text:p>Zeilennummer 155: "* Hey^1! What^1? No^1!&amp;* I do NOT approve this^1!&amp;* ABORT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N\\FN\\E2* Was^1? Aber Kris hat keinen Partner.../",</text:p>
          </table:table-cell>
          <table:table-cell table:number-columns-repeated="6"/>
          <table:table-cell office:value-type="string" calcext:value-type="string">
            <text:p>Zeilennummer 155: "\\TN\\FN\\E2* What^1? B-but Kris doesn't have a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a\\Fa\\E1* Noelle^1, was sagst du da?/",</text:p>
          </table:table-cell>
          <table:table-cell table:number-columns-repeated="6"/>
          <table:table-cell office:value-type="string" calcext:value-type="string">
            <text:p>Zeilennummer 155: "\\Ta\\Fa\\E1* Noelle^1, what were you say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B\\FB\\E6* Sie sagte nur dass wir ALLEINE arbeiten!/",</text:p>
          </table:table-cell>
          <table:table-cell table:number-columns-repeated="6"/>
          <table:table-cell office:value-type="string" calcext:value-type="string">
            <text:p>Zeilennummer 155: "\\TB\\FB\\E6* She was just saying we're FINE being alon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n\\FN\\E3* E-Eigentlich^1, wollte ich fragen.../",</text:p>
          </table:table-cell>
          <table:table-cell table:number-columns-repeated="6"/>
          <table:table-cell office:value-type="string" calcext:value-type="string">
            <text:p>Zeilennummer 155: "\\Tn\\FN\\E3* A-actually^1, I just wanted to know if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a\\Fa\\E6* Noelle^1, BITTE sprich LAUTER?/%",</text:p>
          </table:table-cell>
          <table:table-cell table:number-columns-repeated="6"/>
          <table:table-cell office:value-type="string" calcext:value-type="string">
            <text:p>Zeilennummer 155: "\\Ta\\Fa\\E6* Noelle^1, can you PLEASE SPEAK UP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H..^1.&amp;* Hi^1, SUSIE./%",</text:p>
          </table:table-cell>
          <table:table-cell table:number-columns-repeated="6"/>
          <table:table-cell office:value-type="string" calcext:value-type="string">
            <text:p>Zeilennummer 155: "* H..^1.&amp;* Hi^1, SUSI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/",</text:p>
          </table:table-cell>
          <table:table-cell table:number-columns-repeated="6"/>
          <table:table-cell office:value-type="string" calcext:value-type="string">
            <text:p>Zeilennummer 155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 Hab ich was verpasst?/",</text:p>
          </table:table-cell>
          <table:table-cell table:number-columns-repeated="6"/>
          <table:table-cell office:value-type="string" calcext:value-type="string">
            <text:p>Zeilennummer 155: "* ... am I lat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a\\Fa\\E4* OOhh^1, n-nein^1!&amp;* alles gut^1!&amp;* Wir sind dabei^1, uh.../",</text:p>
          </table:table-cell>
          <table:table-cell table:number-columns-repeated="6"/>
          <table:table-cell office:value-type="string" calcext:value-type="string">
            <text:p>Zeilennummer 155: "\\Ta\\Fa\\E4* Ohh^1, n-no^1!&amp;* You're fine^1!&amp;* W-we were just^1, uh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5* P-Partner zu suchen^1, wegen dem Gruppenprojekt^1 und.../",</text:p>
          </table:table-cell>
          <table:table-cell table:number-columns-repeated="6"/>
          <table:table-cell office:value-type="string" calcext:value-type="string">
            <text:p>Zeilennummer 155: "\\E5* Ch-choosing partners for the next group project^1, an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6* Ühmm^1, Susie^1, du arbeitest mit Kris zusammen!/",</text:p>
          </table:table-cell>
          <table:table-cell table:number-columns-repeated="6"/>
          <table:table-cell office:value-type="string" calcext:value-type="string">
            <text:p>Zeilennummer 155: "\\E6* Ummm^1, Susie^1, you're with Kri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/",</text:p>
          </table:table-cell>
          <table:table-cell table:number-columns-repeated="6"/>
          <table:table-cell office:value-type="string" calcext:value-type="string">
            <text:p>Zeilennummer 155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 gut./%",</text:p>
          </table:table-cell>
          <table:table-cell table:number-columns-repeated="6"/>
          <table:table-cell office:value-type="string" calcext:value-type="string">
            <text:p>Zeilennummer 155: "* ... grea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5* .../",</text:p>
          </table:table-cell>
          <table:table-cell table:number-columns-repeated="6"/>
          <table:table-cell office:value-type="string" calcext:value-type="string">
            <text:p>Zeilennummer 155: "\\E5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6* Nun da jeder da ist, schreibe ich die Aufgaben an die Tafel!/%",</text:p>
          </table:table-cell>
          <table:table-cell table:number-columns-repeated="6"/>
          <table:table-cell office:value-type="string" calcext:value-type="string">
            <text:p>Zeilennummer 155: "\\E6* N-now that everyone's here^1, I'll write the assignmen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/%",</text:p>
          </table:table-cell>
          <table:table-cell table:number-columns-repeated="6"/>
          <table:table-cell office:value-type="string" calcext:value-type="string">
            <text:p>Zeilennummer 155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Uh..^1.&amp;* H-Hat jemand die Kreide gesehen?/",</text:p>
          </table:table-cell>
          <table:table-cell table:number-columns-repeated="6"/>
          <table:table-cell office:value-type="string" calcext:value-type="string">
            <text:p>Zeilennummer 155: "* Uh..^1.&amp;* H-has anyone seen the chal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4* Sie ist nun zum dritten mal verschwunden^1 und.../",</text:p>
          </table:table-cell>
          <table:table-cell table:number-columns-repeated="6"/>
          <table:table-cell office:value-type="string" calcext:value-type="string">
            <text:p>Zeilennummer 155: "\\E4* This is the third time it's gone missing^1, an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9* I-Ihr wisst alle ich kann so nicht unterrichten!/%",</text:p>
          </table:table-cell>
          <table:table-cell table:number-columns-repeated="6"/>
          <table:table-cell office:value-type="string" calcext:value-type="string">
            <text:p>Zeilennummer 155: "\\E9* Y-you all know I can't start class without som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W-Wie ist es damit^1?&amp;* Wenn niemand spricht .../",</text:p>
          </table:table-cell>
          <table:table-cell table:number-columns-repeated="6"/>
          <table:table-cell office:value-type="string" calcext:value-type="string">
            <text:p>Zeilennummer 155: "* H-how about this^1?&amp;* If no one speaks up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B-Bekommt JEDER Schwierigkeiten!/%",</text:p>
          </table:table-cell>
          <table:table-cell table:number-columns-repeated="6"/>
          <table:table-cell office:value-type="string" calcext:value-type="string">
            <text:p>Zeilennummer 155: "* E-everyone gets in troubl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J..^1. Jemand^1?&amp;* B..^1. Bitte?/",</text:p>
          </table:table-cell>
          <table:table-cell table:number-columns-repeated="6"/>
          <table:table-cell office:value-type="string" calcext:value-type="string">
            <text:p>Zeilennummer 155: "* A..^1. Anyone^1?&amp;* P..^1. pleas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FN\\TN\\E1* Hey^1, vielleicht ist noch etwas im Lehrerschrank.../",</text:p>
          </table:table-cell>
          <table:table-cell table:number-columns-repeated="6"/>
          <table:table-cell office:value-type="string" calcext:value-type="string">
            <text:p>Zeilennummer 155: "\\FN\\TN\\E1* Hey^1, there might be a box in the supply close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0* Frau Alphys^1, warum gehen Susie und ich.../",</text:p>
          </table:table-cell>
          <table:table-cell table:number-columns-repeated="6"/>
          <table:table-cell office:value-type="string" calcext:value-type="string">
            <text:p>Zeilennummer 155: "\\E0* Miss Alphys^1, why don't Susie and I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a\\Fa\\E6* G-Gute Idee^1, Noelle^1!&amp;* Susie^1, d-da du zuletzt reinkamst.../",</text:p>
          </table:table-cell>
          <table:table-cell table:number-columns-repeated="6"/>
          <table:table-cell office:value-type="string" calcext:value-type="string">
            <text:p>Zeilennummer 155: "\\Ta\\Fa\\E6* G-good idea^1, Noelle^1!&amp;* Susie^1, s-since you came in las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7* Warum holst du mir keine neue...?/",</text:p>
          </table:table-cell>
          <table:table-cell table:number-columns-repeated="6"/>
          <table:table-cell office:value-type="string" calcext:value-type="string">
            <text:p>Zeilennummer 155: "\\E7* Why don't you go get it for m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FS\\TS\\E0* .../",</text:p>
          </table:table-cell>
          <table:table-cell table:number-columns-repeated="6"/>
          <table:table-cell office:value-type="string" calcext:value-type="string">
            <text:p>Zeilennummer 155: "\\FS\\TS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 wie auch immer./%%",</text:p>
          </table:table-cell>
          <table:table-cell table:number-columns-repeated="6"/>
          <table:table-cell office:value-type="string" calcext:value-type="string">
            <text:p>Zeilennummer 155: "* ... whatever./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4* Und K... Kris..^1.&amp;* Gehst du mit Ihr, um zu schauen ob.../",</text:p>
          </table:table-cell>
          <table:table-cell table:number-columns-repeated="6"/>
          <table:table-cell office:value-type="string" calcext:value-type="string">
            <text:p>Zeilennummer 155: "\\E4* And K... Kris..^1.&amp;* Can you go with her and make sure sh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9* Um^1, Sie, sie auch wirklich holt^1?&amp;* Und^1 keinen Stunk macht?/",</text:p>
          </table:table-cell>
          <table:table-cell table:number-columns-repeated="6"/>
          <table:table-cell office:value-type="string" calcext:value-type="string">
            <text:p>Zeilennummer 155: "\\E9* Um^1, actually gets it^1?&amp;* And^1, um^1, stays out of troubl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6* Danke Kris^1!&amp;* Man sieht sich!/%",</text:p>
          </table:table-cell>
          <table:table-cell table:number-columns-repeated="6"/>
          <table:table-cell office:value-type="string" calcext:value-type="string">
            <text:p>Zeilennummer 155: "\\E6* Thanks Kris^1!&amp;* See you late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FN\\TN\\E1* Ühmm^1, da ist vielleicht eine Box im Schrank.../",</text:p>
          </table:table-cell>
          <table:table-cell table:number-columns-repeated="6"/>
          <table:table-cell office:value-type="string" calcext:value-type="string">
            <text:p>Zeilennummer 155: "\\FN\\TN\\E1* Ummm^1, there might be a box in the supply close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0* Soll ich und - %",</text:p>
          </table:table-cell>
          <table:table-cell table:number-columns-repeated="6"/>
          <table:table-cell office:value-type="string" calcext:value-type="string">
            <text:p>Zeilennummer 155: "\\E0* Do you want me to -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Ta\\Fa\\E6* G-gute Idee^1, Noelle^1!&amp;* Susie^1, d-da du zuletzt reinkamst.../",</text:p>
          </table:table-cell>
          <table:table-cell table:number-columns-repeated="6"/>
          <table:table-cell office:value-type="string" calcext:value-type="string">
            <text:p>Zeilennummer 155: "\\Ta\\Fa\\E6* G-good idea^1, Noelle^1!&amp;* Susie^1, s-since you came in las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E7* Kannst du die für mich holen...?/",</text:p>
          </table:table-cell>
          <table:table-cell table:number-columns-repeated="6"/>
          <table:table-cell office:value-type="string" calcext:value-type="string">
            <text:p>Zeilennummer 155: "\\E7* Can you go get that for m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\\FS\\TS\\E0* .../",</text:p>
          </table:table-cell>
          <table:table-cell table:number-columns-repeated="6"/>
          <table:table-cell office:value-type="string" calcext:value-type="string">
            <text:p>Zeilennummer 155: "\\FS\\TS\\E0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5: "* ... wie auch immer./%%",</text:p>
          </table:table-cell>
          <table:table-cell table:number-columns-repeated="6"/>
          <table:table-cell office:value-type="string" calcext:value-type="string">
            <text:p>Zeilennummer 155: "* ... whatever./%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51:40.798000000</meta:creation-date>
    <dc:date>2023-06-18T19:54:13.326000000</dc:date>
    <meta:editing-duration>PT2M32S</meta:editing-duration>
    <meta:editing-cycles>1</meta:editing-cycles>
    <meta:document-statistic meta:table-count="1" meta:cell-count="87" meta:object-count="0"/>
    <meta:generator>LibreOffice/7.4.3.2$Windows_X86_64 LibreOffice_project/1048a8393ae2eeec98dff31b5c133c5f1d08b890</meta:generator>
  </office:meta>
</office:document-meta>
</file>